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fo:margin-top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P5" style:family="paragraph" style:parent-style-name="Standard">
      <style:paragraph-properties fo:break-before="auto" fo:line-height="115%" fo:margin-top="0cm" fo:margin-bottom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Heading_20_1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P9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9.05cm" fo:margin-left="0cm"/>
    </style:style>
    <style:style style:name="Column1" style:family="table-column">
      <style:table-column-properties style:column-width="5.609cm"/>
    </style:style>
    <style:style style:name="Column2" style:family="table-column">
      <style:table-column-properties style:column-width="3.572cm"/>
    </style:style>
    <style:style style:name="Column3" style:family="table-column">
      <style:table-column-properties style:column-width="3.413cm"/>
    </style:style>
    <style:style style:name="Column4" style:family="table-column">
      <style:table-column-properties style:column-width="3.281cm"/>
    </style:style>
    <style:style style:name="Column5" style:family="table-column">
      <style:table-column-properties style:column-width="3.17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Row2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bold" style:font-weight-asian="bold" style:font-weight-complex="bold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bold" style:font-weight-asian="bold" style:font-weight-complex="bold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bold" style:font-weight-asian="bold" style:font-weight-complex="bold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bold" style:font-weight-asian="bold" style:font-weight-complex="bold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ff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ff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ff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ff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ff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3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bold" style:font-weight-asian="bold" style:font-weight-complex="bold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bold" style:font-weight-asian="bold" style:font-weight-complex="bold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bold" style:font-weight-asian="bold" style:font-weight-complex="bold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bold" style:font-weight-asian="bold" style:font-weight-complex="bold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4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bold" style:font-weight-asian="bold" style:font-weight-complex="bold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bold" style:font-weight-asian="bold" style:font-weight-complex="bold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bold" style:font-weight-asian="bold" style:font-weight-complex="bold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bold" style:font-weight-asian="bold" style:font-weight-complex="bold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bold" style:font-weight-asian="bold" style:font-weight-complex="bold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ff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ff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ff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ff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ff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ff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ff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ff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ff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ff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ff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ff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ff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ff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5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bold" style:font-weight-asian="bold" style:font-weight-complex="bold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bold" style:font-weight-asian="bold" style:font-weight-complex="bold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bold" style:font-weight-asian="bold" style:font-weight-complex="bold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bold" style:font-weight-asian="bold" style:font-weight-complex="bold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bold" style:font-weight-asian="bold" style:font-weight-complex="bold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bold" style:font-weight-asian="bold" style:font-weight-complex="bold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ff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ff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ff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ff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ff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ff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ff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ff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ff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ff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ff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ff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ff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page" fo:line-height="115%" style:writing-mode="lr-tb"/>
    </style:style>
  </office:automatic-styles>
  <office:body>
    <office:text>
      <text:h text:style-name="P1" text:outline-level="10"><text:bookmark-start text:name="h.tt414ivz5drl"/><text:bookmark-end text:name="h.tt414ivz5drl"/><text:span text:style-name="T1_1">Request</text:span><text:span text:style-name="T1_2"><text:s/></text:span><text:span text:style-name="T1_3">Types</text:span></text:h>
      <text:list text:style-name="LS1" xml:id="list0">
        <text:list-item>
          <text:p text:style-name="P2"><text:span text:style-name="T2_1">GET</text:span><text:span text:style-name="T2_2"><text:s/>(</text:span><text:span text:style-name="T2_3">get</text:span><text:span text:style-name="T2_4">)<text:s/></text:span></text:p>
        </text:list-item>
        <text:list-item>
          <text:p text:style-name="P3"><text:span text:style-name="T3_1">POST</text:span><text:span text:style-name="T3_2"><text:s/>(</text:span><text:span text:style-name="T3_3">create</text:span><text:span text:style-name="T3_4">)</text:span></text:p>
        </text:list-item>
        <text:list-item>
          <text:p text:style-name="P4"><text:span text:style-name="T4_1">PUT</text:span><text:span text:style-name="T4_2"><text:s/>(</text:span><text:span text:style-name="T4_3">update</text:span><text:span text:style-name="T4_4">)</text:span></text:p>
        </text:list-item>
        <text:list-item>
          <text:p text:style-name="P5"><text:span text:style-name="T5_1">DELETE</text:span><text:span text:style-name="T5_2"><text:s/>(</text:span><text:span text:style-name="T5_3">delete</text:span><text:span text:style-name="T5_4">)</text:span></text:p>
        </text:list-item>
      </text:list>
      <text:p text:style-name="P6"/>
      <text:h text:style-name="P7" text:outline-level="10"><text:bookmark-start text:name="h.o10yipjqs0x1"/><text:bookmark-end text:name="h.o10yipjqs0x1"/><text:span text:style-name="T7_1">Structure</text:span></text:h>
      <text:p text:style-name="P8"><text:span text:style-name="T8_1">api</text:span><text:span text:style-name="T8_2">/</text:span><text:span text:style-name="T8_3">version</text:span><text:span text:style-name="T8_4">/</text:span><text:span text:style-name="T8_5">table</text:span><text:span text:style-name="T8_6">/:</text:span><text:span text:style-name="T8_7">table</text:span><text:span text:style-name="T8_8">_</text:span><text:span text:style-name="T8_9">id</text:span><text:span text:style-name="T8_10">/</text:span><text:span text:style-name="T8_11">subtable</text:span><text:span text:style-name="T8_12">/:</text:span><text:span text:style-name="T8_13">subtable</text:span><text:span text:style-name="T8_14">_</text:span><text:span text:style-name="T8_15">id</text:span><text:span text:style-name="T8_16">/…</text:span></text:p>
      <text:p text:style-name="P9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10"><text:bookmark-start text:name="h.7393e5712auh"/><text:bookmark-end text:name="h.7393e5712auh"/><text:span text:style-name="T10_1">URL</text:span><text:span text:style-name="T10_2">/</text:span><text:span text:style-name="T10_3">Method</text:span></text:p>
          </table:table-cell>
          <table:table-cell table:style-name="Cell2">
            <text:p text:style-name="P11"><text:bookmark-start text:name="h.d94ji4lz52wb"/><text:bookmark-end text:name="h.d94ji4lz52wb"/><text:span text:style-name="T11_1">GET</text:span></text:p>
          </table:table-cell>
          <table:table-cell table:style-name="Cell3">
            <text:p text:style-name="P12"><text:bookmark-start text:name="h.ch3ys4pdoeke"/><text:bookmark-end text:name="h.ch3ys4pdoeke"/><text:span text:style-name="T12_1">POST</text:span></text:p>
          </table:table-cell>
          <table:table-cell table:style-name="Cell4">
            <text:p text:style-name="P13"><text:span text:style-name="T13_1">PUT</text:span></text:p>
          </table:table-cell>
          <table:table-cell table:style-name="Cell5">
            <text:p text:style-name="P14"><text:bookmark-start text:name="h.6j29au9mfhz2"/><text:bookmark-end text:name="h.6j29au9mfhz2"/><text:span text:style-name="T14_1">DELETE</text:span></text:p>
          </table:table-cell>
        </table:table-row>
        <table:table-row table:style-name="Row2">
          <table:table-cell table:style-name="Cell6">
            <text:p text:style-name="P15"><text:bookmark-start text:name="h.ax24ugl5jmwe"/><text:bookmark-end text:name="h.ax24ugl5jmwe"/><text:span text:style-name="T15_1">api</text:span><text:span text:style-name="T15_2">/</text:span><text:span text:style-name="T15_3">facility</text:span><text:span text:style-name="T15_4">/</text:span></text:p>
          </table:table-cell>
          <table:table-cell table:style-name="Cell7">
            <text:p text:style-name="P16"><text:bookmark-start text:name="h.h74h59jhj736"/><text:bookmark-end text:name="h.h74h59jhj736"/><text:span text:style-name="T16_1">Returns</text:span><text:span text:style-name="T16_2"><text:s/></text:span><text:span text:style-name="T16_3">all</text:span><text:span text:style-name="T16_4"><text:s/></text:span><text:span text:style-name="T16_5">facilities</text:span></text:p>
          </table:table-cell>
          <table:table-cell table:style-name="Cell8">
            <text:p text:style-name="P17"><text:bookmark-start text:name="h.3oqh8f8hk85q"/><text:bookmark-end text:name="h.3oqh8f8hk85q"/><text:span text:style-name="T17_1">Creates</text:span><text:span text:style-name="T17_2"><text:s/></text:span><text:span text:style-name="T17_3">a</text:span><text:span text:style-name="T17_4"><text:s/></text:span><text:span text:style-name="T17_5">new</text:span><text:span text:style-name="T17_6"><text:s/></text:span><text:span text:style-name="T17_7">facility</text:span></text:p>
          </table:table-cell>
          <table:table-cell table:style-name="Cell9">
            <text:p text:style-name="P18"><text:span text:style-name="T18_1">-</text:span></text:p>
          </table:table-cell>
          <table:table-cell table:style-name="Cell10">
            <text:p text:style-name="P19"><text:bookmark-start text:name="h.8t6wqsgygvcb"/><text:bookmark-end text:name="h.8t6wqsgygvcb"/><text:span text:style-name="T19_1">Deletes</text:span><text:span text:style-name="T19_2"><text:s/></text:span><text:span text:style-name="T19_3">all</text:span><text:span text:style-name="T19_4"><text:s/></text:span><text:span text:style-name="T19_5">facilities</text:span></text:p>
          </table:table-cell>
        </table:table-row>
        <table:table-row table:style-name="Row3">
          <table:table-cell table:style-name="Cell11">
            <text:p text:style-name="P20"><text:bookmark-start text:name="h.zsxi04gw4cp"/><text:bookmark-end text:name="h.zsxi04gw4cp"/><text:span text:style-name="T20_1">api</text:span><text:span text:style-name="T20_2">/</text:span><text:span text:style-name="T20_3">facility</text:span><text:span text:style-name="T20_4">/5</text:span></text:p>
          </table:table-cell>
          <table:table-cell table:style-name="Cell12">
            <text:p text:style-name="P21"><text:bookmark-start text:name="h.finly75hldoz"/><text:bookmark-end text:name="h.finly75hldoz"/><text:span text:style-name="T21_1">Returns</text:span><text:span text:style-name="T21_2"><text:s/></text:span><text:span text:style-name="T21_3">a</text:span><text:span text:style-name="T21_4"><text:s/></text:span><text:span text:style-name="T21_5">facility</text:span><text:span text:style-name="T21_6"><text:s/></text:span></text:p>
          </table:table-cell>
          <table:table-cell table:style-name="Cell13">
            <text:p text:style-name="P22"><text:bookmark-start text:name="h.gr39fs68cfk9"/><text:bookmark-end text:name="h.gr39fs68cfk9"/><text:span text:style-name="T22_1">-</text:span></text:p>
          </table:table-cell>
          <table:table-cell table:style-name="Cell14">
            <text:p text:style-name="P23"><text:span text:style-name="T23_1">Updates</text:span><text:span text:style-name="T23_2"><text:s/></text:span><text:span text:style-name="T23_3">a</text:span><text:span text:style-name="T23_4"><text:s/></text:span><text:span text:style-name="T23_5">facility</text:span></text:p>
          </table:table-cell>
          <table:table-cell table:style-name="Cell15">
            <text:p text:style-name="P24"><text:bookmark-start text:name="h.mm85yjf0rymg"/><text:bookmark-end text:name="h.mm85yjf0rymg"/><text:span text:style-name="T24_1">Deletes</text:span><text:span text:style-name="T24_2"><text:s/></text:span><text:span text:style-name="T24_3">a</text:span><text:span text:style-name="T24_4"><text:s/></text:span><text:span text:style-name="T24_5">facility</text:span><text:span text:style-name="T24_6"><text:s/></text:span></text:p>
          </table:table-cell>
        </table:table-row>
        <table:table-row table:style-name="Row4">
          <table:table-cell table:style-name="Cell16">
            <text:p text:style-name="P25"><text:span text:style-name="T25_1">api</text:span><text:span text:style-name="T25_2">/</text:span><text:span text:style-name="T25_3">facility</text:span><text:span text:style-name="T25_4">/5/</text:span><text:span text:style-name="T25_5">equipment</text:span></text:p>
          </table:table-cell>
          <table:table-cell table:style-name="Cell17">
            <text:p text:style-name="P26"><text:span text:style-name="T26_1">Returns</text:span><text:span text:style-name="T26_2"><text:s/></text:span><text:span text:style-name="T26_3">all</text:span><text:span text:style-name="T26_4"><text:s/></text:span><text:span text:style-name="T26_5">equipment</text:span><text:span text:style-name="T26_6"><text:s/></text:span><text:span text:style-name="T26_7">belonging</text:span><text:span text:style-name="T26_8"><text:s/></text:span><text:span text:style-name="T26_9">to</text:span><text:span text:style-name="T26_10"><text:s/></text:span><text:span text:style-name="T26_11">a</text:span><text:span text:style-name="T26_12"><text:s/></text:span><text:span text:style-name="T26_13">facility</text:span></text:p>
          </table:table-cell>
          <table:table-cell table:style-name="Cell18">
            <text:p text:style-name="P27"><text:span text:style-name="T27_1">Creates</text:span><text:span text:style-name="T27_2"><text:s/></text:span><text:span text:style-name="T27_3">a</text:span><text:span text:style-name="T27_4"><text:s/></text:span><text:span text:style-name="T27_5">new</text:span><text:span text:style-name="T27_6"><text:s/></text:span><text:span text:style-name="T27_7">equipment</text:span><text:span text:style-name="T27_8"><text:s/></text:span><text:span text:style-name="T27_9">belonging</text:span><text:span text:style-name="T27_10"><text:s/></text:span><text:span text:style-name="T27_11">to</text:span><text:span text:style-name="T27_12"><text:s/></text:span><text:span text:style-name="T27_13">a</text:span><text:span text:style-name="T27_14"><text:s/></text:span><text:span text:style-name="T27_15">facility</text:span><text:span text:style-name="T27_16"><text:s/></text:span></text:p>
          </table:table-cell>
          <table:table-cell table:style-name="Cell19">
            <text:p text:style-name="P28"><text:span text:style-name="T28_1">-</text:span></text:p>
          </table:table-cell>
          <table:table-cell table:style-name="Cell20">
            <text:p text:style-name="P29"><text:span text:style-name="T29_1">Deletes</text:span><text:span text:style-name="T29_2"><text:s/></text:span><text:span text:style-name="T29_3">all</text:span><text:span text:style-name="T29_4"><text:s/></text:span><text:span text:style-name="T29_5">equipment</text:span><text:span text:style-name="T29_6"><text:s/></text:span><text:span text:style-name="T29_7">belonging</text:span><text:span text:style-name="T29_8"><text:s/></text:span><text:span text:style-name="T29_9">to</text:span><text:span text:style-name="T29_10"><text:s/></text:span><text:span text:style-name="T29_11">a</text:span><text:span text:style-name="T29_12"><text:s/></text:span><text:span text:style-name="T29_13">facility</text:span><text:span text:style-name="T29_14"><text:s/></text:span></text:p>
          </table:table-cell>
        </table:table-row>
        <table:table-row table:style-name="Row5">
          <table:table-cell table:style-name="Cell21">
            <text:p text:style-name="P30"><text:span text:style-name="T30_1">api</text:span><text:span text:style-name="T30_2">/</text:span><text:span text:style-name="T30_3">facility</text:span><text:span text:style-name="T30_4">/5/</text:span><text:span text:style-name="T30_5">equipment</text:span><text:span text:style-name="T30_6">/3</text:span></text:p>
          </table:table-cell>
          <table:table-cell table:style-name="Cell22">
            <text:p text:style-name="P31"><text:span text:style-name="T31_1">Returns</text:span><text:span text:style-name="T31_2"><text:s/></text:span><text:span text:style-name="T31_3">an</text:span><text:span text:style-name="T31_4"><text:s/></text:span><text:span text:style-name="T31_5">equipment</text:span><text:span text:style-name="T31_6"><text:s/></text:span><text:span text:style-name="T31_7">belonging</text:span><text:span text:style-name="T31_8"><text:s/></text:span><text:span text:style-name="T31_9">to</text:span><text:span text:style-name="T31_10"><text:s/></text:span><text:span text:style-name="T31_11">a</text:span><text:span text:style-name="T31_12"><text:s/></text:span><text:span text:style-name="T31_13">facility</text:span></text:p>
          </table:table-cell>
          <table:table-cell table:style-name="Cell23">
            <text:p text:style-name="P32"><text:span text:style-name="T32_1">-</text:span></text:p>
          </table:table-cell>
          <table:table-cell table:style-name="Cell24">
            <text:p text:style-name="P33"><text:span text:style-name="T33_1">Updates</text:span><text:span text:style-name="T33_2"><text:s/></text:span><text:span text:style-name="T33_3">an</text:span><text:span text:style-name="T33_4"><text:s/></text:span><text:span text:style-name="T33_5">equipment</text:span><text:span text:style-name="T33_6"><text:s/></text:span><text:span text:style-name="T33_7">belonging</text:span><text:span text:style-name="T33_8"><text:s/></text:span><text:span text:style-name="T33_9">to</text:span><text:span text:style-name="T33_10"><text:s/></text:span><text:span text:style-name="T33_11">a</text:span><text:span text:style-name="T33_12"><text:s/></text:span><text:span text:style-name="T33_13">facility</text:span></text:p>
          </table:table-cell>
          <table:table-cell table:style-name="Cell25">
            <text:p text:style-name="P34"><text:span text:style-name="T34_1">Deletes</text:span><text:span text:style-name="T34_2"><text:s/></text:span><text:span text:style-name="T34_3">an</text:span><text:span text:style-name="T34_4"><text:s/></text:span><text:span text:style-name="T34_5">equipment</text:span><text:span text:style-name="T34_6"><text:s/></text:span><text:span text:style-name="T34_7">belonging</text:span><text:span text:style-name="T34_8"><text:s/></text:span><text:span text:style-name="T34_9">to</text:span><text:span text:style-name="T34_10"><text:s/></text:span><text:span text:style-name="T34_11">a</text:span><text:span text:style-name="T34_12"><text:s/></text:span><text:span text:style-name="T34_13">facility</text:span></text:p>
          </table:table-cell>
        </table:table-row>
      </table:table>
      <text:p text:style-name="P35"><text:span text:style-name="T35_1">*</text:span><text:span text:style-name="T35_2">Anything</text:span><text:span text:style-name="T35_3"><text:s/></text:span><text:span text:style-name="T35_4">in</text:span><text:span text:style-name="T35_5"><text:s/></text:span><text:span text:style-name="T35_6">red</text:span><text:span text:style-name="T35_7"><text:s/></text:span><text:span text:style-name="T35_8">will</text:span><text:span text:style-name="T35_9"><text:s/>(</text:span><text:span text:style-name="T35_10">probably</text:span><text:span text:style-name="T35_11">)<text:s/></text:span><text:span text:style-name="T35_12">not</text:span><text:span text:style-name="T35_13"><text:s/></text:span><text:span text:style-name="T35_14">be</text:span><text:span text:style-name="T35_15"><text:s/></text:span><text:span text:style-name="T35_16">implemented</text:span></text:p>
      <text:p text:style-name="P36"/>
      <text:p text:style-name="P3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style:writing-mode="lr-tb"/>
      <style:text-properties style:font-name="Courier New" fo:font-size="16pt" style:font-name-asian="Courier New" style:font-size-asian="16pt" style:font-name-complex="Courier New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style:writing-mode="lr-tb"/>
      <style:text-properties fo:font-size="13pt" style:font-size-asian="13pt" style:font-size-complex="13pt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